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Neue" svg:font-family="HelveticaNeue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6.184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4.244cm"/>
    </style:style>
    <style:style style:name="co6" style:family="table-column">
      <style:table-column-properties fo:break-before="auto" style:column-width="5.366cm"/>
    </style:style>
    <style:style style:name="co7" style:family="table-column">
      <style:table-column-properties fo:break-before="auto" style:column-width="5.749cm"/>
    </style:style>
    <style:style style:name="co8" style:family="table-column">
      <style:table-column-properties fo:break-before="auto" style:column-width="5.475cm"/>
    </style:style>
    <style:style style:name="co9" style:family="table-column">
      <style:table-column-properties fo:break-before="auto" style:column-width="4.436cm"/>
    </style:style>
    <style:style style:name="co10" style:family="table-column">
      <style:table-column-properties fo:break-before="auto" style:column-width="3.014cm"/>
    </style:style>
    <style:style style:name="co11" style:family="table-column">
      <style:table-column-properties fo:break-before="auto" style:column-width="5.6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44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ARTH 911</text:p>
          </table:table-cell>
          <table:table-cell table:style-name="ce2" office:value-type="string">
            <text:p>AUTOMOTIVE</text:p>
          </table:table-cell>
          <table:table-cell table:style-name="ce2" office:value-type="string">
            <text:p>BATTERIES</text:p>
          </table:table-cell>
          <table:table-cell table:style-name="ce2" office:value-type="string">
            <text:p>CONSTRUCTION</text:p>
          </table:table-cell>
          <table:table-cell table:style-name="ce2" office:value-type="string">
            <text:p>PAPER</text:p>
          </table:table-cell>
          <table:table-cell table:style-name="ce2" office:value-type="string">
            <text:p>ELECTRONICS</text:p>
          </table:table-cell>
          <table:table-cell table:style-name="ce2" office:value-type="string">
            <text:p>GLASS</text:p>
          </table:table-cell>
          <table:table-cell table:style-name="ce2" office:value-type="string">
            <text:p>HAZARDOUS</text:p>
          </table:table-cell>
          <table:table-cell table:style-name="ce2" office:value-type="string">
            <text:p>HOUSE HOLD</text:p>
          </table:table-cell>
          <table:table-cell table:style-name="ce2" office:value-type="string">
            <text:p>METALS</text:p>
          </table:table-cell>
          <table:table-cell table:style-name="ce2" office:value-type="string">
            <text:p>PAINT</text:p>
          </table:table-cell>
          <table:table-cell table:style-name="ce2" office:value-type="string">
            <text:p>PLASTIC</text:p>
          </table:table-cell>
          <table:table-cell table:style-name="ce1" table:number-columns-repeated="244"/>
        </table:table-row>
        <table:table-row table:style-name="ro1">
          <table:table-cell/>
          <table:table-cell office:value-type="string">
            <text:p>Antifreeze</text:p>
          </table:table-cell>
          <table:table-cell office:value-type="string">
            <text:p>Alkaline Batteries</text:p>
          </table:table-cell>
          <table:table-cell office:value-type="string">
            <text:p>Asphalt</text:p>
          </table:table-cell>
          <table:table-cell office:value-type="string">
            <text:p>Corrugated Cardboard</text:p>
          </table:table-cell>
          <table:table-cell office:value-type="string">
            <text:p>Audio Equipment</text:p>
          </table:table-cell>
          <table:table-cell office:value-type="string">
            <text:p>Aluminum Lids</text:p>
          </table:table-cell>
          <table:table-cell office:value-type="string">
            <text:p>Acids</text:p>
          </table:table-cell>
          <table:table-cell office:value-type="string">
            <text:p>Adult Toys</text:p>
          </table:table-cell>
          <table:table-cell office:value-type="string">
            <text:p>Aerosol Cans - Full</text:p>
          </table:table-cell>
          <table:table-cell office:value-type="string">
            <text:p>Lacquer</text:p>
          </table:table-cell>
          <table:table-cell office:value-type="string">
            <text:p>#1 Plastic Bag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uto Bodies</text:p>
          </table:table-cell>
          <table:table-cell office:value-type="string">
            <text:p>Button Cell Batteries</text:p>
          </table:table-cell>
          <table:table-cell office:value-type="string">
            <text:p>Brick</text:p>
          </table:table-cell>
          <table:table-cell office:value-type="string">
            <text:p>Drink Boxes</text:p>
          </table:table-cell>
          <table:table-cell office:value-type="string">
            <text:p>Blu-Ray Players</text:p>
          </table:table-cell>
          <table:table-cell office:value-type="string">
            <text:p>Blue Glass Beverage Containers</text:p>
          </table:table-cell>
          <table:table-cell office:value-type="string">
            <text:p>Adhesives</text:p>
          </table:table-cell>
          <table:table-cell office:value-type="string">
            <text:p>Arts and Crafts Supplies</text:p>
          </table:table-cell>
          <table:table-cell office:value-type="string">
            <text:p>Aluminum Beverage Cans</text:p>
          </table:table-cell>
          <table:table-cell office:value-type="string">
            <text:p>Latex Paint</text:p>
          </table:table-cell>
          <table:table-cell office:value-type="string">
            <text:p>#1 Plastic Beverage Bottl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uto Parts</text:p>
          </table:table-cell>
          <table:table-cell office:value-type="string">
            <text:p>Car Batteries</text:p>
          </table:table-cell>
          <table:table-cell office:value-type="string">
            <text:p>Carpet</text:p>
          </table:table-cell>
          <table:table-cell office:value-type="string">
            <text:p>Envelopes</text:p>
          </table:table-cell>
          <table:table-cell office:value-type="string">
            <text:p>Boomboxes</text:p>
          </table:table-cell>
          <table:table-cell office:value-type="string">
            <text:p>Blue Glass Containers</text:p>
          </table:table-cell>
          <table:table-cell office:value-type="string">
            <text:p>Aerosol Cans - Full</text:p>
          </table:table-cell>
          <table:table-cell office:value-type="string">
            <text:p>Baby Products</text:p>
          </table:table-cell>
          <table:table-cell office:value-type="string">
            <text:p>Aluminum Foil</text:p>
          </table:table-cell>
          <table:table-cell office:value-type="string">
            <text:p>Lead Paint Chips</text:p>
          </table:table-cell>
          <table:table-cell office:value-type="string">
            <text:p>#1 Plastic Clamshell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Bike Tires</text:p>
          </table:table-cell>
          <table:table-cell office:value-type="string">
            <text:p>Lead-acid Batteries - Non-automotive</text:p>
          </table:table-cell>
          <table:table-cell office:value-type="string">
            <text:p>Carpet Padding</text:p>
          </table:table-cell>
          <table:table-cell office:value-type="string">
            <text:p>Magazines</text:p>
          </table:table-cell>
          <table:table-cell office:value-type="string">
            <text:p>Cables</text:p>
          </table:table-cell>
          <table:table-cell office:value-type="string">
            <text:p>Brown Glass Beverage Containers</text:p>
          </table:table-cell>
          <table:table-cell office:value-type="string">
            <text:p>Air Conditioners</text:p>
          </table:table-cell>
          <table:table-cell office:value-type="string">
            <text:p>Barbeque Grills</text:p>
          </table:table-cell>
          <table:table-cell office:value-type="string">
            <text:p>Aluminum Food Cans</text:p>
          </table:table-cell>
          <table:table-cell office:value-type="string">
            <text:p>Oil-Based Paint</text:p>
          </table:table-cell>
          <table:table-cell office:value-type="string">
            <text:p>#1 Plastic Film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Brake Fluid</text:p>
          </table:table-cell>
          <table:table-cell office:value-type="string">
            <text:p>Lithium Batteries</text:p>
          </table:table-cell>
          <table:table-cell office:value-type="string">
            <text:p>Ceiling Tiles</text:p>
          </table:table-cell>
          <table:table-cell office:value-type="string">
            <text:p>Mixed Paper</text:p>
          </table:table-cell>
          <table:table-cell office:value-type="string">
            <text:p>Calculators</text:p>
          </table:table-cell>
          <table:table-cell office:value-type="string">
            <text:p>Brown Glass Containers</text:p>
          </table:table-cell>
          <table:table-cell office:value-type="string">
            <text:p>Ammunition</text:p>
          </table:table-cell>
          <table:table-cell office:value-type="string">
            <text:p>Bicycles</text:p>
          </table:table-cell>
          <table:table-cell office:value-type="string">
            <text:p>Aluminum Pie Plates</text:p>
          </table:table-cell>
          <table:table-cell office:value-type="string">
            <text:p>Paint Strippers</text:p>
          </table:table-cell>
          <table:table-cell office:value-type="string">
            <text:p>#1 Plastic Non-Beverage Bottl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r Batteries</text:p>
          </table:table-cell>
          <table:table-cell office:value-type="string">
            <text:p>Lithium-ion Batteries</text:p>
          </table:table-cell>
          <table:table-cell office:value-type="string">
            <text:p>Ceramic Tile</text:p>
          </table:table-cell>
          <table:table-cell office:value-type="string">
            <text:p>Multi-wall Paper Bags</text:p>
          </table:table-cell>
          <table:table-cell office:value-type="string">
            <text:p>Cassette Players</text:p>
          </table:table-cell>
          <table:table-cell office:value-type="string">
            <text:p>Clear Glass Beverage Containers</text:p>
          </table:table-cell>
          <table:table-cell office:value-type="string">
            <text:p>Antifreeze</text:p>
          </table:table-cell>
          <table:table-cell office:value-type="string">
            <text:p>Bike Tires</text:p>
          </table:table-cell>
          <table:table-cell office:value-type="string">
            <text:p>Aluminum Trays</text:p>
          </table:table-cell>
          <table:table-cell office:value-type="string">
            <text:p>Paint Thinners</text:p>
          </table:table-cell>
          <table:table-cell office:value-type="string">
            <text:p>#1 Plastic Tray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Car Fluids</text:p>
          </table:table-cell>
          <table:table-cell office:value-type="string">
            <text:p>Marine Batteries</text:p>
          </table:table-cell>
          <table:table-cell office:value-type="string">
            <text:p>Concrete</text:p>
          </table:table-cell>
          <table:table-cell office:value-type="string">
            <text:p>Newspaper</text:p>
          </table:table-cell>
          <table:table-cell office:value-type="string">
            <text:p>Cassette Tapes</text:p>
          </table:table-cell>
          <table:table-cell office:value-type="string">
            <text:p>Clear Glass Containers</text:p>
          </table:table-cell>
          <table:table-cell office:value-type="string">
            <text:p>Asbestos</text:p>
          </table:table-cell>
          <table:table-cell office:value-type="string">
            <text:p>Candy Wrappers</text:p>
          </table:table-cell>
          <table:table-cell office:value-type="string">
            <text:p>Ferrous Metals</text:p>
          </table:table-cell>
          <table:table-cell office:value-type="string">
            <text:p>Varnish</text:p>
          </table:table-cell>
          <table:table-cell office:value-type="string">
            <text:p>#1 Rigid Plastic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Engine Degreasers</text:p>
          </table:table-cell>
          <table:table-cell office:value-type="string">
            <text:p>Nickel-cadmium Batteries</text:p>
          </table:table-cell>
          <table:table-cell office:value-type="string">
            <text:p>Construction Debris</text:p>
          </table:table-cell>
          <table:table-cell office:value-type="string">
            <text:p>Office Paper</text:p>
          </table:table-cell>
          <table:table-cell office:value-type="string">
            <text:p>CD Players</text:p>
          </table:table-cell>
          <table:table-cell office:value-type="string">
            <text:p>Green Glass Beverage Containers</text:p>
          </table:table-cell>
          <table:table-cell office:value-type="string">
            <text:p>Brake Fluid</text:p>
          </table:table-cell>
          <table:table-cell office:value-type="string">
            <text:p>Carpet</text:p>
          </table:table-cell>
          <table:table-cell office:value-type="string">
            <text:p>Metal Paint Cans</text:p>
          </table:table-cell>
          <table:table-cell office:value-type="string">
            <text:p>Wood Stains</text:p>
          </table:table-cell>
          <table:table-cell office:value-type="string">
            <text:p>#2 Plastic Bag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Gas/Oil Mixture</text:p>
          </table:table-cell>
          <table:table-cell office:value-type="string">
            <text:p>Nickel-metal Hydride Batteries</text:p>
          </table:table-cell>
          <table:table-cell office:value-type="string">
            <text:p>Construction Materials</text:p>
          </table:table-cell>
          <table:table-cell office:value-type="string">
            <text:p>Paper Cups</text:p>
          </table:table-cell>
          <table:table-cell office:value-type="string">
            <text:p>CDs</text:p>
          </table:table-cell>
          <table:table-cell office:value-type="string">
            <text:p>Green Glass Containers</text:p>
          </table:table-cell>
          <table:table-cell office:value-type="string">
            <text:p>Button Cell Batteries</text:p>
          </table:table-cell>
          <table:table-cell office:value-type="string">
            <text:p>Carpet Padding</text:p>
          </table:table-cell>
          <table:table-cell office:value-type="string">
            <text:p>Metal Tags</text:p>
          </table:table-cell>
          <table:table-cell/>
          <table:table-cell office:value-type="string">
            <text:p>#2 Plastic Bottl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Gasoline</text:p>
          </table:table-cell>
          <table:table-cell office:value-type="string">
            <text:p>Nickel-zinc Batteries</text:p>
          </table:table-cell>
          <table:table-cell office:value-type="string">
            <text:p>Contaminated Soil</text:p>
          </table:table-cell>
          <table:table-cell office:value-type="string">
            <text:p>Paper Labels</text:p>
          </table:table-cell>
          <table:table-cell office:value-type="string">
            <text:p>Cell Phone Accessories</text:p>
          </table:table-cell>
          <table:table-cell/>
          <table:table-cell office:value-type="string">
            <text:p>Car Batteries</text:p>
          </table:table-cell>
          <table:table-cell office:value-type="string">
            <text:p>CD Cases</text:p>
          </table:table-cell>
          <table:table-cell office:value-type="string">
            <text:p>Nonferrous Metals</text:p>
          </table:table-cell>
          <table:table-cell/>
          <table:table-cell office:value-type="string">
            <text:p>#2 Plastic Cap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Hydraulic Fluid</text:p>
          </table:table-cell>
          <table:table-cell office:value-type="string">
            <text:p>Silver-oxide Batteries</text:p>
          </table:table-cell>
          <table:table-cell office:value-type="string">
            <text:p>Contaminated Wood</text:p>
          </table:table-cell>
          <table:table-cell office:value-type="string">
            <text:p>Paper Sleeves</text:p>
          </table:table-cell>
          <table:table-cell office:value-type="string">
            <text:p>Cell Phones</text:p>
          </table:table-cell>
          <table:table-cell/>
          <table:table-cell office:value-type="string">
            <text:p>Car Fluids</text:p>
          </table:table-cell>
          <table:table-cell office:value-type="string">
            <text:p>Chemistry Sets</text:p>
          </table:table-cell>
          <table:table-cell office:value-type="string">
            <text:p>Refrigerators</text:p>
          </table:table-cell>
          <table:table-cell/>
          <table:table-cell office:value-type="string">
            <text:p>#2 Plastic Clamshell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nertubes</text:p>
          </table:table-cell>
          <table:table-cell office:value-type="string">
            <text:p>Zinc-air Batteries</text:p>
          </table:table-cell>
          <table:table-cell office:value-type="string">
            <text:p>Dirt</text:p>
          </table:table-cell>
          <table:table-cell office:value-type="string">
            <text:p>Paperback Books</text:p>
          </table:table-cell>
          <table:table-cell office:value-type="string">
            <text:p>Computer Peripherals - External</text:p>
          </table:table-cell>
          <table:table-cell/>
          <table:table-cell office:value-type="string">
            <text:p>CFLs</text:p>
          </table:table-cell>
          <table:table-cell office:value-type="string">
            <text:p>Chip Bags</text:p>
          </table:table-cell>
          <table:table-cell office:value-type="string">
            <text:p>Steel Cans</text:p>
          </table:table-cell>
          <table:table-cell/>
          <table:table-cell office:value-type="string">
            <text:p>#2 Plastic Film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Marine Batteries</text:p>
          </table:table-cell>
          <table:table-cell office:value-type="string">
            <text:p>Zinc-carbon Batteries</text:p>
          </table:table-cell>
          <table:table-cell office:value-type="string">
            <text:p>Doors</text:p>
          </table:table-cell>
          <table:table-cell office:value-type="string">
            <text:p>Paperboard</text:p>
          </table:table-cell>
          <table:table-cell office:value-type="string">
            <text:p>Computer Peripherals - Internal</text:p>
          </table:table-cell>
          <table:table-cell/>
          <table:table-cell office:value-type="string">
            <text:p>Chemistry Sets</text:p>
          </table:table-cell>
          <table:table-cell office:value-type="string">
            <text:p>Cigarettes</text:p>
          </table:table-cell>
          <table:table-cell office:value-type="string">
            <text:p>Steel Lids</text:p>
          </table:table-cell>
          <table:table-cell/>
          <table:table-cell office:value-type="string">
            <text:p>#2 Plastic Jugs - Clear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Motor Oil</text:p>
          </table:table-cell>
          <table:table-cell/>
          <table:table-cell office:value-type="string">
            <text:p>Gypsum Drywall</text:p>
          </table:table-cell>
          <table:table-cell office:value-type="string">
            <text:p>Phone Books</text:p>
          </table:table-cell>
          <table:table-cell office:value-type="string">
            <text:p>CRT Computer Monitors</text:p>
          </table:table-cell>
          <table:table-cell/>
          <table:table-cell office:value-type="string">
            <text:p>Contaminated Soil</text:p>
          </table:table-cell>
          <table:table-cell office:value-type="string">
            <text:p>Clothing</text:p>
          </table:table-cell>
          <table:table-cell office:value-type="string">
            <text:p>Washer/Dryers</text:p>
          </table:table-cell>
          <table:table-cell/>
          <table:table-cell office:value-type="string">
            <text:p>#2 Plastic Jugs - Colored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Motor Oil Containers</text:p>
          </table:table-cell>
          <table:table-cell/>
          <table:table-cell office:value-type="string">
            <text:p>Hardware</text:p>
          </table:table-cell>
          <table:table-cell office:value-type="string">
            <text:p>Wet-strength Paperboard</text:p>
          </table:table-cell>
          <table:table-cell office:value-type="string">
            <text:p>CRT Televisions</text:p>
          </table:table-cell>
          <table:table-cell/>
          <table:table-cell office:value-type="string">
            <text:p>Contaminated Wood</text:p>
          </table:table-cell>
          <table:table-cell office:value-type="string">
            <text:p>Controlled Substances</text:p>
          </table:table-cell>
          <table:table-cell table:number-columns-repeated="2"/>
          <table:table-cell office:value-type="string">
            <text:p>#2 Rigid Plastic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il Filters</text:p>
          </table:table-cell>
          <table:table-cell/>
          <table:table-cell office:value-type="string">
            <text:p>Household Furniture</text:p>
          </table:table-cell>
          <table:table-cell/>
          <table:table-cell office:value-type="string">
            <text:p>Curling Irons</text:p>
          </table:table-cell>
          <table:table-cell/>
          <table:table-cell office:value-type="string">
            <text:p>Controlled Substances</text:p>
          </table:table-cell>
          <table:table-cell office:value-type="string">
            <text:p>Cooking Oil</text:p>
          </table:table-cell>
          <table:table-cell table:number-columns-repeated="2"/>
          <table:table-cell office:value-type="string">
            <text:p>#3 Plastic Bag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Power Steering Fluid</text:p>
          </table:table-cell>
          <table:table-cell/>
          <table:table-cell office:value-type="string">
            <text:p>Light Fixtures</text:p>
          </table:table-cell>
          <table:table-cell/>
          <table:table-cell office:value-type="string">
            <text:p>Dehumidifiers</text:p>
          </table:table-cell>
          <table:table-cell/>
          <table:table-cell office:value-type="string">
            <text:p>Cooking Oil</text:p>
          </table:table-cell>
          <table:table-cell office:value-type="string">
            <text:p>Cookware</text:p>
          </table:table-cell>
          <table:table-cell table:number-columns-repeated="2"/>
          <table:table-cell office:value-type="string">
            <text:p>#3 Plastic Bottl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Radiators</text:p>
          </table:table-cell>
          <table:table-cell/>
          <table:table-cell office:value-type="string">
            <text:p>Lighting Ballasts</text:p>
          </table:table-cell>
          <table:table-cell/>
          <table:table-cell office:value-type="string">
            <text:p>Desktop Computers</text:p>
          </table:table-cell>
          <table:table-cell/>
          <table:table-cell office:value-type="string">
            <text:p>Engine Degreasers</text:p>
          </table:table-cell>
          <table:table-cell office:value-type="string">
            <text:p>Corks</text:p>
          </table:table-cell>
          <table:table-cell table:number-columns-repeated="2"/>
          <table:table-cell office:value-type="string">
            <text:p>#3 Plastic Film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Road Flares</text:p>
          </table:table-cell>
          <table:table-cell/>
          <table:table-cell office:value-type="string">
            <text:p>Linoleum</text:p>
          </table:table-cell>
          <table:table-cell/>
          <table:table-cell office:value-type="string">
            <text:p>Digital Cameras</text:p>
          </table:table-cell>
          <table:table-cell/>
          <table:table-cell office:value-type="string">
            <text:p>Explosives</text:p>
          </table:table-cell>
          <table:table-cell office:value-type="string">
            <text:p>Crayons</text:p>
          </table:table-cell>
          <table:table-cell table:number-columns-repeated="2"/>
          <table:table-cell office:value-type="string">
            <text:p>#3 Rigid Plastic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Tires</text:p>
          </table:table-cell>
          <table:table-cell/>
          <table:table-cell office:value-type="string">
            <text:p>Lumber</text:p>
          </table:table-cell>
          <table:table-cell/>
          <table:table-cell office:value-type="string">
            <text:p>DVD Players</text:p>
          </table:table-cell>
          <table:table-cell/>
          <table:table-cell office:value-type="string">
            <text:p>Fertilizers</text:p>
          </table:table-cell>
          <table:table-cell office:value-type="string">
            <text:p>Drink Pouches</text:p>
          </table:table-cell>
          <table:table-cell table:number-columns-repeated="2"/>
          <table:table-cell office:value-type="string">
            <text:p>#4 Plastic Bag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Transmission Fluid</text:p>
          </table:table-cell>
          <table:table-cell/>
          <table:table-cell office:value-type="string">
            <text:p>Mattresses</text:p>
          </table:table-cell>
          <table:table-cell/>
          <table:table-cell office:value-type="string">
            <text:p>DVDs</text:p>
          </table:table-cell>
          <table:table-cell/>
          <table:table-cell office:value-type="string">
            <text:p>Fire Extinguishers</text:p>
          </table:table-cell>
          <table:table-cell office:value-type="string">
            <text:p>Eyeglasses</text:p>
          </table:table-cell>
          <table:table-cell table:number-columns-repeated="2"/>
          <table:table-cell office:value-type="string">
            <text:p>#4 Plastic Bottl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Truck Tires</text:p>
          </table:table-cell>
          <table:table-cell/>
          <table:table-cell office:value-type="string">
            <text:p>Neon Lights</text:p>
          </table:table-cell>
          <table:table-cell/>
          <table:table-cell office:value-type="string">
            <text:p>Electronic Servers</text:p>
          </table:table-cell>
          <table:table-cell/>
          <table:table-cell office:value-type="string">
            <text:p>Fluorescent Tubes</text:p>
          </table:table-cell>
          <table:table-cell office:value-type="string">
            <text:p>Fabric</text:p>
          </table:table-cell>
          <table:table-cell table:number-columns-repeated="2"/>
          <table:table-cell office:value-type="string">
            <text:p>#4 Plastic Film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Vehicles</text:p>
          </table:table-cell>
          <table:table-cell/>
          <table:table-cell office:value-type="string">
            <text:p>Office Furniture</text:p>
          </table:table-cell>
          <table:table-cell/>
          <table:table-cell office:value-type="string">
            <text:p>Floppy Disks</text:p>
          </table:table-cell>
          <table:table-cell/>
          <table:table-cell office:value-type="string">
            <text:p>Freezers</text:p>
          </table:table-cell>
          <table:table-cell office:value-type="string">
            <text:p>Flip-Flops</text:p>
          </table:table-cell>
          <table:table-cell table:number-columns-repeated="2"/>
          <table:table-cell office:value-type="string">
            <text:p>#4 Rigid Plastics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Pallets</text:p>
          </table:table-cell>
          <table:table-cell/>
          <table:table-cell office:value-type="string">
            <text:p>Game Consoles</text:p>
          </table:table-cell>
          <table:table-cell/>
          <table:table-cell office:value-type="string">
            <text:p>Fungicides</text:p>
          </table:table-cell>
          <table:table-cell office:value-type="string">
            <text:p>Freezers</text:p>
          </table:table-cell>
          <table:table-cell table:number-columns-repeated="2"/>
          <table:table-cell office:value-type="string">
            <text:p>#5 Plastic Bags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Porcelain Products</text:p>
          </table:table-cell>
          <table:table-cell/>
          <table:table-cell office:value-type="string">
            <text:p>GPS Systems</text:p>
          </table:table-cell>
          <table:table-cell/>
          <table:table-cell office:value-type="string">
            <text:p>Gas Cylinders</text:p>
          </table:table-cell>
          <table:table-cell office:value-type="string">
            <text:p>Garden Tools</text:p>
          </table:table-cell>
          <table:table-cell table:number-columns-repeated="2"/>
          <table:table-cell office:value-type="string">
            <text:p>#5 Plastic Bottles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Roofing Materials</text:p>
          </table:table-cell>
          <table:table-cell/>
          <table:table-cell office:value-type="string">
            <text:p>Hard Drives</text:p>
          </table:table-cell>
          <table:table-cell/>
          <table:table-cell office:value-type="string">
            <text:p>Gas/Oil Mixture</text:p>
          </table:table-cell>
          <table:table-cell office:value-type="string">
            <text:p>Gift Bags</text:p>
          </table:table-cell>
          <table:table-cell table:number-columns-repeated="2"/>
          <table:table-cell office:value-type="string">
            <text:p>#5 Plastic Caps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Sand</text:p>
          </table:table-cell>
          <table:table-cell/>
          <table:table-cell office:value-type="string">
            <text:p>Home Electronics</text:p>
          </table:table-cell>
          <table:table-cell/>
          <table:table-cell office:value-type="string">
            <text:p>Gasoline</text:p>
          </table:table-cell>
          <table:table-cell office:value-type="string">
            <text:p>Glue Sticks</text:p>
          </table:table-cell>
          <table:table-cell table:number-columns-repeated="2"/>
          <table:table-cell office:value-type="string">
            <text:p>#5 Plastic Clamshells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Sawdust</text:p>
          </table:table-cell>
          <table:table-cell/>
          <table:table-cell office:value-type="string">
            <text:p>Humidifiers</text:p>
          </table:table-cell>
          <table:table-cell/>
          <table:table-cell office:value-type="string">
            <text:p>Hair Dye</text:p>
          </table:table-cell>
          <table:table-cell office:value-type="string">
            <text:p>Hair</text:p>
          </table:table-cell>
          <table:table-cell table:number-columns-repeated="2"/>
          <table:table-cell office:value-type="string">
            <text:p>#5 Plastic Cups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Shingles</text:p>
          </table:table-cell>
          <table:table-cell/>
          <table:table-cell office:value-type="string">
            <text:p>Inkjet Cartridges</text:p>
          </table:table-cell>
          <table:table-cell/>
          <table:table-cell office:value-type="string">
            <text:p>Hair Spray</text:p>
          </table:table-cell>
          <table:table-cell office:value-type="string">
            <text:p>Hair Dye</text:p>
          </table:table-cell>
          <table:table-cell table:number-columns-repeated="2"/>
          <table:table-cell office:value-type="string">
            <text:p>#5 Plastic Film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Stone</text:p>
          </table:table-cell>
          <table:table-cell/>
          <table:table-cell office:value-type="string">
            <text:p>Laptop Computers</text:p>
          </table:table-cell>
          <table:table-cell/>
          <table:table-cell office:value-type="string">
            <text:p>Herbicides</text:p>
          </table:table-cell>
          <table:table-cell office:value-type="string">
            <text:p>Hair Spray</text:p>
          </table:table-cell>
          <table:table-cell table:number-columns-repeated="2"/>
          <table:table-cell office:value-type="string">
            <text:p>#5 Rigid Plastics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Tile</text:p>
          </table:table-cell>
          <table:table-cell/>
          <table:table-cell office:value-type="string">
            <text:p>LCD Computer Monitors</text:p>
          </table:table-cell>
          <table:table-cell/>
          <table:table-cell office:value-type="string">
            <text:p>HHW</text:p>
          </table:table-cell>
          <table:table-cell office:value-type="string">
            <text:p>Halogen Bulbs</text:p>
          </table:table-cell>
          <table:table-cell table:number-columns-repeated="2"/>
          <table:table-cell office:value-type="string">
            <text:p>#6 Plastic - Expanded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Tools</text:p>
          </table:table-cell>
          <table:table-cell/>
          <table:table-cell office:value-type="string">
            <text:p>LCD Televisions</text:p>
          </table:table-cell>
          <table:table-cell/>
          <table:table-cell office:value-type="string">
            <text:p>Household Cleaners</text:p>
          </table:table-cell>
          <table:table-cell office:value-type="string">
            <text:p>Heaters</text:p>
          </table:table-cell>
          <table:table-cell table:number-columns-repeated="2"/>
          <table:table-cell office:value-type="string">
            <text:p>#6 Plastic Bags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Windows</text:p>
          </table:table-cell>
          <table:table-cell/>
          <table:table-cell office:value-type="string">
            <text:p>Medical Equipment - Handheld</text:p>
          </table:table-cell>
          <table:table-cell/>
          <table:table-cell office:value-type="string">
            <text:p>Hydraulic Fluid</text:p>
          </table:table-cell>
          <table:table-cell office:value-type="string">
            <text:p>Household Cleaners</text:p>
          </table:table-cell>
          <table:table-cell table:number-columns-repeated="2"/>
          <table:table-cell office:value-type="string">
            <text:p>#6 Plastic Bottles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Wood</text:p>
          </table:table-cell>
          <table:table-cell/>
          <table:table-cell office:value-type="string">
            <text:p>Medical Equipment - Large</text:p>
          </table:table-cell>
          <table:table-cell/>
          <table:table-cell office:value-type="string">
            <text:p>Insecticides</text:p>
          </table:table-cell>
          <table:table-cell office:value-type="string">
            <text:p>Household Furniture</text:p>
          </table:table-cell>
          <table:table-cell table:number-columns-repeated="2"/>
          <table:table-cell office:value-type="string">
            <text:p>#6 Plastic Clamshells - Expanded</text:p>
          </table:table-cell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Wood Furnishings</text:p>
          </table:table-cell>
          <table:table-cell/>
          <table:table-cell office:value-type="string">
            <text:p>Microwaves</text:p>
          </table:table-cell>
          <table:table-cell/>
          <table:table-cell office:value-type="string">
            <text:p>Items Containing Mercury</text:p>
          </table:table-cell>
          <table:table-cell office:value-type="string">
            <text:p>Incandescent Lightbulbs</text:p>
          </table:table-cell>
          <table:table-cell table:number-columns-repeated="2"/>
          <table:table-cell office:value-type="string">
            <text:p>#6 Plastic Cup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MP3 Players</text:p>
          </table:table-cell>
          <table:table-cell/>
          <table:table-cell table:number-columns-repeated="2" office:value-type="string">
            <text:p>Kerosene</text:p>
          </table:table-cell>
          <table:table-cell table:number-columns-repeated="2"/>
          <table:table-cell office:value-type="string">
            <text:p>#6 Plastic Cups - Expanded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Office Machines</text:p>
          </table:table-cell>
          <table:table-cell/>
          <table:table-cell office:value-type="string">
            <text:p>Lacquer</text:p>
          </table:table-cell>
          <table:table-cell office:value-type="string">
            <text:p>LEDs</text:p>
          </table:table-cell>
          <table:table-cell table:number-columns-repeated="2"/>
          <table:table-cell office:value-type="string">
            <text:p>#6 Plastic Film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Pagers</text:p>
          </table:table-cell>
          <table:table-cell/>
          <table:table-cell office:value-type="string">
            <text:p>Latex Paint</text:p>
          </table:table-cell>
          <table:table-cell office:value-type="string">
            <text:p>Lice Shampoo</text:p>
          </table:table-cell>
          <table:table-cell table:number-columns-repeated="2"/>
          <table:table-cell office:value-type="string">
            <text:p>#6 Plastic Peanut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Paper Shredders</text:p>
          </table:table-cell>
          <table:table-cell/>
          <table:table-cell office:value-type="string">
            <text:p>Lead Paint Chips</text:p>
          </table:table-cell>
          <table:table-cell office:value-type="string">
            <text:p>Lighter Fluid</text:p>
          </table:table-cell>
          <table:table-cell table:number-columns-repeated="2"/>
          <table:table-cell office:value-type="string">
            <text:p>#6 Rigid Plastic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Power Tools</text:p>
          </table:table-cell>
          <table:table-cell/>
          <table:table-cell office:value-type="string">
            <text:p>Lead-acid Batteries - Non-automotive</text:p>
          </table:table-cell>
          <table:table-cell office:value-type="string">
            <text:p>Linens</text:p>
          </table:table-cell>
          <table:table-cell table:number-columns-repeated="2"/>
          <table:table-cell office:value-type="string">
            <text:p>#7 Plastic Bag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Printers</text:p>
          </table:table-cell>
          <table:table-cell/>
          <table:table-cell office:value-type="string">
            <text:p>Lice Shampoo</text:p>
          </table:table-cell>
          <table:table-cell office:value-type="string">
            <text:p>Mattresses</text:p>
          </table:table-cell>
          <table:table-cell table:number-columns-repeated="2"/>
          <table:table-cell office:value-type="string">
            <text:p>#7 Plastic Bottle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Projectors</text:p>
          </table:table-cell>
          <table:table-cell/>
          <table:table-cell office:value-type="string">
            <text:p>Lighter Fluid</text:p>
          </table:table-cell>
          <table:table-cell office:value-type="string">
            <text:p>Metal Clothes Hangers</text:p>
          </table:table-cell>
          <table:table-cell table:number-columns-repeated="2"/>
          <table:table-cell office:value-type="string">
            <text:p>#7 Plastic Film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Receivers</text:p>
          </table:table-cell>
          <table:table-cell/>
          <table:table-cell office:value-type="string">
            <text:p>Lighting Ballasts</text:p>
          </table:table-cell>
          <table:table-cell office:value-type="string">
            <text:p>Musical Instruments - Metal</text:p>
          </table:table-cell>
          <table:table-cell table:number-columns-repeated="2"/>
          <table:table-cell office:value-type="string">
            <text:p>#7 Rigid Plastic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Record Players</text:p>
          </table:table-cell>
          <table:table-cell/>
          <table:table-cell office:value-type="string">
            <text:p>Lithium-ion Batteries</text:p>
          </table:table-cell>
          <table:table-cell office:value-type="string">
            <text:p>Musical Instruments - Non-metal</text:p>
          </table:table-cell>
          <table:table-cell table:number-columns-repeated="2"/>
          <table:table-cell office:value-type="string">
            <text:p>CD Case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Scanners</text:p>
          </table:table-cell>
          <table:table-cell/>
          <table:table-cell office:value-type="string">
            <text:p>Medical Equipment - Handheld</text:p>
          </table:table-cell>
          <table:table-cell office:value-type="string">
            <text:p>Nail Polish</text:p>
          </table:table-cell>
          <table:table-cell table:number-columns-repeated="2"/>
          <table:table-cell office:value-type="string">
            <text:p>Compostable Plastic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Small Appliances</text:p>
          </table:table-cell>
          <table:table-cell/>
          <table:table-cell office:value-type="string">
            <text:p>Medical Sharps</text:p>
          </table:table-cell>
          <table:table-cell office:value-type="string">
            <text:p>Non-Organic Food Waste</text:p>
          </table:table-cell>
          <table:table-cell table:number-columns-repeated="2"/>
          <table:table-cell office:value-type="string">
            <text:p>Garden Tool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Tablets</text:p>
          </table:table-cell>
          <table:table-cell/>
          <table:table-cell office:value-type="string">
            <text:p>Medications</text:p>
          </table:table-cell>
          <table:table-cell office:value-type="string">
            <text:p>Office Supplies</text:p>
          </table:table-cell>
          <table:table-cell table:number-columns-repeated="2"/>
          <table:table-cell office:value-type="string">
            <text:p>Glue Stick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Telephones</text:p>
          </table:table-cell>
          <table:table-cell/>
          <table:table-cell office:value-type="string">
            <text:p>Mercury Thermostats</text:p>
          </table:table-cell>
          <table:table-cell office:value-type="string">
            <text:p>Ornaments</text:p>
          </table:table-cell>
          <table:table-cell table:number-columns-repeated="2"/>
          <table:table-cell office:value-type="string">
            <text:p>Medication Container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Television Accessories</text:p>
          </table:table-cell>
          <table:table-cell/>
          <table:table-cell office:value-type="string">
            <text:p>Motor Oil</text:p>
          </table:table-cell>
          <table:table-cell office:value-type="string">
            <text:p>Pizza Boxes</text:p>
          </table:table-cell>
          <table:table-cell table:number-columns-repeated="2"/>
          <table:table-cell office:value-type="string">
            <text:p>Motor Oil Container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Toasters</text:p>
          </table:table-cell>
          <table:table-cell/>
          <table:table-cell office:value-type="string">
            <text:p>Nail Polish</text:p>
          </table:table-cell>
          <table:table-cell office:value-type="string">
            <text:p>Plastic Buckets</text:p>
          </table:table-cell>
          <table:table-cell table:number-columns-repeated="2"/>
          <table:table-cell office:value-type="string">
            <text:p>Pesticide Container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Toner Cartridges</text:p>
          </table:table-cell>
          <table:table-cell/>
          <table:table-cell office:value-type="string">
            <text:p>Nail Polish Removers</text:p>
          </table:table-cell>
          <table:table-cell office:value-type="string">
            <text:p>Plastic Furniture</text:p>
          </table:table-cell>
          <table:table-cell table:number-columns-repeated="2"/>
          <table:table-cell office:value-type="string">
            <text:p>Plastic Bottle Accessorie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Two-Way Radios</text:p>
          </table:table-cell>
          <table:table-cell/>
          <table:table-cell office:value-type="string">
            <text:p>Nickel-cadmium Batteries</text:p>
          </table:table-cell>
          <table:table-cell office:value-type="string">
            <text:p>Plastic Plant Materials</text:p>
          </table:table-cell>
          <table:table-cell table:number-columns-repeated="2"/>
          <table:table-cell office:value-type="string">
            <text:p>Plastic Bucket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Typewriters</text:p>
          </table:table-cell>
          <table:table-cell/>
          <table:table-cell office:value-type="string">
            <text:p>Nickel-metal Hydride Batteries</text:p>
          </table:table-cell>
          <table:table-cell office:value-type="string">
            <text:p>Plastic Playsets</text:p>
          </table:table-cell>
          <table:table-cell table:number-columns-repeated="2"/>
          <table:table-cell office:value-type="string">
            <text:p>Plastic Card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Vacuum Cleaners</text:p>
          </table:table-cell>
          <table:table-cell/>
          <table:table-cell office:value-type="string">
            <text:p>Nickel-zinc Batteries</text:p>
          </table:table-cell>
          <table:table-cell office:value-type="string">
            <text:p>Refrigerators</text:p>
          </table:table-cell>
          <table:table-cell table:number-columns-repeated="2"/>
          <table:table-cell office:value-type="string">
            <text:p>Plastic Egg Carton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VCRs</text:p>
          </table:table-cell>
          <table:table-cell/>
          <table:table-cell office:value-type="string">
            <text:p>Oil Filters</text:p>
          </table:table-cell>
          <table:table-cell office:value-type="string">
            <text:p>Shoes</text:p>
          </table:table-cell>
          <table:table-cell table:number-columns-repeated="2"/>
          <table:table-cell office:value-type="string">
            <text:p>Plastic Furniture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Video Game Cartridges</text:p>
          </table:table-cell>
          <table:table-cell/>
          <table:table-cell office:value-type="string">
            <text:p>Oil-Based Paint</text:p>
          </table:table-cell>
          <table:table-cell office:value-type="string">
            <text:p>Sporting Goods</text:p>
          </table:table-cell>
          <table:table-cell table:number-columns-repeated="2"/>
          <table:table-cell office:value-type="string">
            <text:p>Plastic Packing Material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Video Game Peripherals</text:p>
          </table:table-cell>
          <table:table-cell/>
          <table:table-cell office:value-type="string">
            <text:p>Paint Strippers</text:p>
          </table:table-cell>
          <table:table-cell office:value-type="string">
            <text:p>String Lights</text:p>
          </table:table-cell>
          <table:table-cell table:number-columns-repeated="2"/>
          <table:table-cell office:value-type="string">
            <text:p>Plastic Paint Can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Video Tapes</text:p>
          </table:table-cell>
          <table:table-cell/>
          <table:table-cell office:value-type="string">
            <text:p>Paint Thinners</text:p>
          </table:table-cell>
          <table:table-cell office:value-type="string">
            <text:p>Surfboards</text:p>
          </table:table-cell>
          <table:table-cell table:number-columns-repeated="2"/>
          <table:table-cell office:value-type="string">
            <text:p>Plastic Plant Materials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Vinyl Records</text:p>
          </table:table-cell>
          <table:table-cell/>
          <table:table-cell office:value-type="string">
            <text:p>Perfumes</text:p>
          </table:table-cell>
          <table:table-cell office:value-type="string">
            <text:p>Synthetic Cork</text:p>
          </table:table-cell>
          <table:table-cell table:number-columns-repeated="2"/>
          <table:table-cell office:value-type="string">
            <text:p>Plastic Playsets</text:p>
          </table:table-cell>
          <table:table-cell table:number-columns-repeated="244"/>
        </table:table-row>
        <table:table-row table:style-name="ro1">
          <table:table-cell table:number-columns-repeated="7"/>
          <table:table-cell office:value-type="string">
            <text:p>Pesticides</text:p>
          </table:table-cell>
          <table:table-cell office:value-type="string">
            <text:p>Tennis Balls</text:p>
          </table:table-cell>
          <table:table-cell table:number-columns-repeated="2"/>
          <table:table-cell office:value-type="string">
            <text:p>Six-pack Rings</text:p>
          </table:table-cell>
          <table:table-cell table:number-columns-repeated="244"/>
        </table:table-row>
        <table:table-row table:style-name="ro1">
          <table:table-cell table:number-columns-repeated="7"/>
          <table:table-cell office:value-type="string">
            <text:p>Photographic Chemicals</text:p>
          </table:table-cell>
          <table:table-cell office:value-type="string">
            <text:p>Toothbrushes</text:p>
          </table:table-cell>
          <table:table-cell table:number-columns-repeated="2"/>
          <table:table-cell office:value-type="string">
            <text:p>Toothbrushes</text:p>
          </table:table-cell>
          <table:table-cell table:number-columns-repeated="244"/>
        </table:table-row>
        <table:table-row table:style-name="ro1">
          <table:table-cell table:number-columns-repeated="7"/>
          <table:table-cell office:value-type="string">
            <text:p>Pool Chemicals</text:p>
          </table:table-cell>
          <table:table-cell office:value-type="string">
            <text:p>Toothpaste Tubes</text:p>
          </table:table-cell>
          <table:table-cell table:number-columns-repeated="2"/>
          <table:table-cell office:value-type="string">
            <text:p>Tyvek Envelopes</text:p>
          </table:table-cell>
          <table:table-cell table:number-columns-repeated="244"/>
        </table:table-row>
        <table:table-row table:style-name="ro1">
          <table:table-cell table:number-columns-repeated="7"/>
          <table:table-cell office:value-type="string">
            <text:p>Power Steering Fluid</text:p>
          </table:table-cell>
          <table:table-cell office:value-type="string">
            <text:p>Toys</text:p>
          </table:table-cell>
          <table:table-cell table:number-columns-repeated="2"/>
          <table:table-cell office:value-type="string">
            <text:p>Water Filters</text:p>
          </table:table-cell>
          <table:table-cell table:number-columns-repeated="244"/>
        </table:table-row>
        <table:table-row table:style-name="ro1">
          <table:table-cell table:number-columns-repeated="7"/>
          <table:table-cell office:value-type="string">
            <text:p>Propane Tanks</text:p>
          </table:table-cell>
          <table:table-cell office:value-type="string">
            <text:p>Trophies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Refrigerators</text:p>
          </table:table-cell>
          <table:table-cell office:value-type="string">
            <text:p>Washer/Dryers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Road Flares</text:p>
          </table:table-cell>
          <table:table-cell office:value-type="string">
            <text:p>Yoga Mats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Sealers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Silver-oxide Batteries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Smoke Detectors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Solvents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Transmission Fluid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Varnish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Wood Stains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X-rays</text:p>
          </table:table-cell>
          <table:table-cell table:number-columns-repeated="248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Neue" svg:font-family="HelveticaNeue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11/09/2014</text:date>, <text:time>15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14-09-11T12:52:53</meta:creation-date>
    <dc:date>2014-09-11T15:06:21</dc:date>
    <dc:language>en-IN</dc:language>
    <meta:editing-cycles>6</meta:editing-cycles>
    <meta:editing-duration>PT2H13M32S</meta:editing-duration>
    <meta:user-defined meta:name="Info 1"/>
    <meta:user-defined meta:name="Info 2"/>
    <meta:user-defined meta:name="Info 3"/>
    <meta:user-defined meta:name="Info 4"/>
    <meta:document-statistic meta:table-count="3" meta:cell-count="391"/>
  </office:meta>
</office:document-meta>
</file>